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t-the-sticks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ime</text:p>
          </table:table-cell>
          <table:table-cell table:number-columns-repeated="6"/>
          <table:table-cell>
            <draw:frame table:end-cell-address="'cut-the-sticks'.O23" table:end-x="0.1035in" table:end-y="0.1122in" draw:z-index="0" draw:style-name="gr1" draw:text-style-name="P1" svg:width="6.2988in" svg:height="3.5429in" svg:x="0.028in" svg:y="0.0394in">
              <draw:object draw:notify-on-update-of-ranges="'cut-the-sticks'.A3:'cut-the-sticks'.A12 'cut-the-sticks'.B2:'cut-the-sticks'.B2 'cut-the-sticks'.B3:'cut-the-sticks'.B12 'cut-the-sticks'.A3:'cut-the-sticks'.A12 'cut-the-sticks'.C2:'cut-the-sticks'.C2 'cut-the-sticks'.C3:'cut-the-sticks'.C12 'cut-the-sticks'.A3:'cut-the-sticks'.A12 'cut-the-sticks'.D2:'cut-the-sticks'.D2 'cut-the-sticks'.D3:'cut-the-sticks'.D12 'cut-the-sticks'.A3:'cut-the-sticks'.A12 'cut-the-sticks'.E2:'cut-the-sticks'.E2 'cut-the-sticks'.E3:'cut-the-sticks'.E12 'cut-the-sticks'.A3:'cut-the-sticks'.A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Patrick</text:p>
          </table:table-cell>
          <table:table-cell office:value-type="string">
            <text:p>Patrick 2</text:p>
          </table:table-cell>
          <table:table-cell office:value-type="string">
            <text:p>Miles</text:p>
          </table:table-cell>
          <table:table-cell office:value-type="string">
            <text:p>Sally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7">
            <text:p>217</text:p>
          </table:table-cell>
          <table:table-cell office:value-type="float" office:value="213">
            <text:p>213</text:p>
          </table:table-cell>
          <table:table-cell office:value-type="float" office:value="216">
            <text:p>216</text:p>
          </table:table-cell>
          <table:table-cell office:value-type="float" office:value="451">
            <text:p>45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47">
            <text:p>347</text:p>
          </table:table-cell>
          <table:table-cell office:value-type="float" office:value="341">
            <text:p>341</text:p>
          </table:table-cell>
          <table:table-cell office:value-type="float" office:value="835">
            <text:p>835</text:p>
          </table:table-cell>
          <table:table-cell office:value-type="float" office:value="668">
            <text:p>668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7">
            <text:p>477</text:p>
          </table:table-cell>
          <table:table-cell office:value-type="float" office:value="421">
            <text:p>421</text:p>
          </table:table-cell>
          <table:table-cell office:value-type="float" office:value="448">
            <text:p>448</text:p>
          </table:table-cell>
          <table:table-cell office:value-type="float" office:value="837">
            <text:p>83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92">
            <text:p>592</text:p>
          </table:table-cell>
          <table:table-cell office:value-type="float" office:value="557">
            <text:p>557</text:p>
          </table:table-cell>
          <table:table-cell office:value-type="float" office:value="602">
            <text:p>602</text:p>
          </table:table-cell>
          <table:table-cell office:value-type="float" office:value="1134">
            <text:p>113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70">
            <text:p>770</text:p>
          </table:table-cell>
          <table:table-cell office:value-type="float" office:value="716">
            <text:p>716</text:p>
          </table:table-cell>
          <table:table-cell office:value-type="float" office:value="732">
            <text:p>732</text:p>
          </table:table-cell>
          <table:table-cell office:value-type="float" office:value="1440">
            <text:p>144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04">
            <text:p>904</text:p>
          </table:table-cell>
          <table:table-cell office:value-type="float" office:value="822">
            <text:p>822</text:p>
          </table:table-cell>
          <table:table-cell office:value-type="float" office:value="865">
            <text:p>865</text:p>
          </table:table-cell>
          <table:table-cell office:value-type="float" office:value="1804">
            <text:p>1804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76">
            <text:p>1076</text:p>
          </table:table-cell>
          <table:table-cell office:value-type="float" office:value="1011">
            <text:p>1011</text:p>
          </table:table-cell>
          <table:table-cell office:value-type="float" office:value="956">
            <text:p>956</text:p>
          </table:table-cell>
          <table:table-cell office:value-type="float" office:value="2419">
            <text:p>241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87">
            <text:p>1187</text:p>
          </table:table-cell>
          <table:table-cell office:value-type="float" office:value="1143">
            <text:p>1143</text:p>
          </table:table-cell>
          <table:table-cell office:value-type="float" office:value="1155">
            <text:p>1155</text:p>
          </table:table-cell>
          <table:table-cell office:value-type="float" office:value="3057">
            <text:p>3057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87">
            <text:p>1387</text:p>
          </table:table-cell>
          <table:table-cell office:value-type="float" office:value="1380">
            <text:p>1380</text:p>
          </table:table-cell>
          <table:table-cell office:value-type="float" office:value="1321">
            <text:p>1321</text:p>
          </table:table-cell>
          <table:table-cell office:value-type="float" office:value="3659">
            <text:p>365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pace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Patrick</text:p>
          </table:table-cell>
          <table:table-cell office:value-type="string">
            <text:p>Patrick 2</text:p>
          </table:table-cell>
          <table:table-cell office:value-type="string">
            <text:p>Miles</text:p>
          </table:table-cell>
          <table:table-cell office:value-type="string">
            <text:p>Sally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21">
            <text:p>5921</text:p>
          </table:table-cell>
          <table:table-cell office:value-type="float" office:value="5634">
            <text:p>5634</text:p>
          </table:table-cell>
          <table:table-cell office:value-type="float" office:value="9654">
            <text:p>9654</text:p>
          </table:table-cell>
          <table:table-cell office:value-type="float" office:value="2276">
            <text:p>227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963">
            <text:p>12963</text:p>
          </table:table-cell>
          <table:table-cell office:value-type="float" office:value="12585">
            <text:p>12585</text:p>
          </table:table-cell>
          <table:table-cell office:value-type="float" office:value="17762">
            <text:p>17762</text:p>
          </table:table-cell>
          <table:table-cell office:value-type="float" office:value="8416">
            <text:p>841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464">
            <text:p>16464</text:p>
          </table:table-cell>
          <table:table-cell office:value-type="float" office:value="16021">
            <text:p>16021</text:p>
          </table:table-cell>
          <table:table-cell office:value-type="float" office:value="11388">
            <text:p>11388</text:p>
          </table:table-cell>
          <table:table-cell office:value-type="float" office:value="12344">
            <text:p>1234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550">
            <text:p>20550</text:p>
          </table:table-cell>
          <table:table-cell office:value-type="float" office:value="20031">
            <text:p>20031</text:p>
          </table:table-cell>
          <table:table-cell office:value-type="float" office:value="7727">
            <text:p>7727</text:p>
          </table:table-cell>
          <table:table-cell office:value-type="float" office:value="19038">
            <text:p>1903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393">
            <text:p>14393</text:p>
          </table:table-cell>
          <table:table-cell office:value-type="float" office:value="13830">
            <text:p>13830</text:p>
          </table:table-cell>
          <table:table-cell office:value-type="float" office:value="10550">
            <text:p>10550</text:p>
          </table:table-cell>
          <table:table-cell office:value-type="float" office:value="11935">
            <text:p>1193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204">
            <text:p>11204</text:p>
          </table:table-cell>
          <table:table-cell office:value-type="float" office:value="25251">
            <text:p>25251</text:p>
          </table:table-cell>
          <table:table-cell office:value-type="float" office:value="18630">
            <text:p>18630</text:p>
          </table:table-cell>
          <table:table-cell office:value-type="float" office:value="22941">
            <text:p>22941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514">
            <text:p>23514</text:p>
          </table:table-cell>
          <table:table-cell office:value-type="float" office:value="22786">
            <text:p>22786</text:p>
          </table:table-cell>
          <table:table-cell office:value-type="float" office:value="14557">
            <text:p>14557</text:p>
          </table:table-cell>
          <table:table-cell office:value-type="float" office:value="19920">
            <text:p>1992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1721">
            <text:p>21721</text:p>
          </table:table-cell>
          <table:table-cell office:value-type="float" office:value="20910">
            <text:p>20910</text:p>
          </table:table-cell>
          <table:table-cell office:value-type="float" office:value="17509">
            <text:p>17509</text:p>
          </table:table-cell>
          <table:table-cell office:value-type="float" office:value="17552">
            <text:p>17552</text:p>
          </table:table-cell>
          <table:table-cell/>
          <table:table-cell>
            <draw:frame table:end-cell-address="'cut-the-sticks'.O45" table:end-x="0.0646in" table:end-y="0.1508in" draw:z-index="1" draw:style-name="gr1" draw:text-style-name="P1" svg:width="6.2988in" svg:height="3.5429in" svg:x="0.878in" svg:y="0.0783in">
              <draw:object draw:notify-on-update-of-ranges="'cut-the-sticks'.A15:'cut-the-sticks'.A15 'cut-the-sticks'.A16:'cut-the-sticks'.A25 'cut-the-sticks'.B15:'cut-the-sticks'.B15 'cut-the-sticks'.B16:'cut-the-sticks'.B25 'cut-the-sticks'.C15:'cut-the-sticks'.C15 'cut-the-sticks'.C16:'cut-the-sticks'.C25 'cut-the-sticks'.A16:'cut-the-sticks'.A25 'cut-the-sticks'.A15:'cut-the-sticks'.A15 'cut-the-sticks'.A16:'cut-the-sticks'.A25 'cut-the-sticks'.D15:'cut-the-sticks'.D15 'cut-the-sticks'.D16:'cut-the-sticks'.D25 'cut-the-sticks'.A15:'cut-the-sticks'.A15 'cut-the-sticks'.A16:'cut-the-sticks'.A25 'cut-the-sticks'.E15:'cut-the-sticks'.E15 'cut-the-sticks'.E16:'cut-the-sticks'.E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864">
            <text:p>27864</text:p>
          </table:table-cell>
          <table:table-cell office:value-type="float" office:value="27079">
            <text:p>27079</text:p>
          </table:table-cell>
          <table:table-cell office:value-type="float" office:value="23073">
            <text:p>23073</text:p>
          </table:table-cell>
          <table:table-cell office:value-type="float" office:value="23124">
            <text:p>23124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701">
            <text:p>22701</text:p>
          </table:table-cell>
          <table:table-cell office:value-type="float" office:value="22125">
            <text:p>22125</text:p>
          </table:table-cell>
          <table:table-cell office:value-type="float" office:value="17476">
            <text:p>17476</text:p>
          </table:table-cell>
          <table:table-cell office:value-type="float" office:value="17530">
            <text:p>1753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11/05/2017</text:date>, <text:time>10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Maki</meta:initial-creator>
    <meta:creation-date>2017-11-03T12:56:27</meta:creation-date>
    <dc:date>2017-11-05T10:36:20</dc:date>
    <dc:creator>Sally Maki</dc:creator>
    <meta:editing-duration>P1DT21H9M32S</meta:editing-duration>
    <meta:editing-cycles>4</meta:editing-cycles>
    <meta:generator>OpenOffice/4.1.3$Unix OpenOffice.org_project/413m1$Build-9783</meta:generator>
    <meta:document-statistic meta:table-count="3" meta:cell-count="1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6.213cm" svg:y="0.315cm" chart:style-name="ch2">
          <text:p>Time Complexity</text:p>
        </chart:title>
        <chart:legend chart:legend-position="end" svg:x="13.293cm" svg:y="3.504cm" style:legend-expansion="high" chart:style-name="ch3"/>
        <chart:plot-area chart:style-name="ch4" table:cell-range-address="'cut-the-sticks'.A2:'cut-the-sticks'.E12" chart:data-source-has-labels="both" svg:x="1.302cm" svg:y="1.628cm" svg:width="11.351cm" svg:height="6.24cm">
          <chartooo:coordinate-region svg:x="2.327cm" svg:y="1.815cm" svg:width="10.031cm" svg:height="5.431cm"/>
          <chart:axis chart:dimension="x" chart:name="primary-x" chart:style-name="ch5" chartooo:axis-type="auto">
            <chart:title svg:x="5.851cm" svg:y="8.049cm" chart:style-name="ch6">
              <text:p>Input length (n)</text:p>
            </chart:title>
            <chart:categories table:cell-range-address="'cut-the-sticks'.A3:'cut-the-sticks'.A12"/>
          </chart:axis>
          <chart:axis chart:dimension="y" chart:name="primary-y" chart:style-name="ch5">
            <chart:title svg:x="0.451cm" svg:y="5.673cm" chart:style-name="ch7">
              <text:p>milliseconds</text:p>
            </chart:title>
            <chart:grid chart:style-name="ch8" chart:class="major"/>
          </chart:axis>
          <chart:series chart:style-name="ch9" chart:values-cell-range-address="'cut-the-sticks'.B3:'cut-the-sticks'.B12" chart:label-cell-address="'cut-the-sticks'.B2:'cut-the-sticks'.B2" chart:class="chart:scatter">
            <chart:domain table:cell-range-address="'cut-the-sticks'.A3:'cut-the-sticks'.A12"/>
            <chart:data-point chart:repeated="10"/>
          </chart:series>
          <chart:series chart:style-name="ch10" chart:values-cell-range-address="'cut-the-sticks'.C3:'cut-the-sticks'.C12" chart:label-cell-address="'cut-the-sticks'.C2:'cut-the-sticks'.C2" chart:class="chart:scatter">
            <chart:data-point chart:repeated="10"/>
          </chart:series>
          <chart:series chart:style-name="ch11" chart:values-cell-range-address="'cut-the-sticks'.D3:'cut-the-sticks'.D12" chart:label-cell-address="'cut-the-sticks'.D2:'cut-the-sticks'.D2" chart:class="chart:scatter">
            <chart:data-point chart:repeated="10"/>
          </chart:series>
          <chart:series chart:style-name="ch12" chart:values-cell-range-address="'cut-the-sticks'.E3:'cut-the-sticks'.E12" chart:label-cell-address="'cut-the-sticks'.E2:'cut-the-sticks'.E2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rick</text:p>
                <draw:g>
                  <svg:desc>'cut-the-sticks'.B2:'cut-the-sticks'.B2</svg:desc>
                </draw:g>
              </table:table-cell>
              <table:table-cell office:value-type="string">
                <text:p>Patrick 2</text:p>
                <draw:g>
                  <svg:desc>'cut-the-sticks'.C2:'cut-the-sticks'.C2</svg:desc>
                </draw:g>
              </table:table-cell>
              <table:table-cell office:value-type="string">
                <text:p>Miles</text:p>
                <draw:g>
                  <svg:desc>'cut-the-sticks'.D2:'cut-the-sticks'.D2</svg:desc>
                </draw:g>
              </table:table-cell>
              <table:table-cell office:value-type="string">
                <text:p>Sally</text:p>
                <draw:g>
                  <svg:desc>'cut-the-sticks'.E2:'cut-the-sticks'.E2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'cut-the-sticks'.A3:'cut-the-sticks'.A12</svg:desc>
                </draw:g>
              </table:table-cell>
              <table:table-cell office:value-type="float" office:value="6">
                <text:p>6</text:p>
                <draw:g>
                  <svg:desc>'cut-the-sticks'.A3:'cut-the-sticks'.A12</svg:desc>
                </draw:g>
              </table:table-cell>
              <table:table-cell office:value-type="float" office:value="54">
                <text:p>54</text:p>
                <draw:g>
                  <svg:desc>'cut-the-sticks'.B3:'cut-the-sticks'.B12</svg:desc>
                </draw:g>
              </table:table-cell>
              <table:table-cell office:value-type="float" office:value="56">
                <text:p>56</text:p>
                <draw:g>
                  <svg:desc>'cut-the-sticks'.C3:'cut-the-sticks'.C12</svg:desc>
                </draw:g>
              </table:table-cell>
              <table:table-cell office:value-type="float" office:value="105">
                <text:p>105</text:p>
                <draw:g>
                  <svg:desc>'cut-the-sticks'.D3:'cut-the-sticks'.D12</svg:desc>
                </draw:g>
              </table:table-cell>
              <table:table-cell office:value-type="float" office:value="247">
                <text:p>247</text:p>
                <draw:g>
                  <svg:desc>'cut-the-sticks'.E3:'cut-the-sticks'.E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47">
                <text:p>347</text:p>
              </table:table-cell>
              <table:table-cell office:value-type="float" office:value="341">
                <text:p>341</text:p>
              </table:table-cell>
              <table:table-cell office:value-type="float" office:value="835">
                <text:p>83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77">
                <text:p>477</text:p>
              </table:table-cell>
              <table:table-cell office:value-type="float" office:value="421">
                <text:p>421</text:p>
              </table:table-cell>
              <table:table-cell office:value-type="float" office:value="448">
                <text:p>44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557">
                <text:p>557</text:p>
              </table:table-cell>
              <table:table-cell office:value-type="float" office:value="602">
                <text:p>60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70">
                <text:p>770</text:p>
              </table:table-cell>
              <table:table-cell office:value-type="float" office:value="716">
                <text:p>716</text:p>
              </table:table-cell>
              <table:table-cell office:value-type="float" office:value="732">
                <text:p>73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04">
                <text:p>904</text:p>
              </table:table-cell>
              <table:table-cell office:value-type="float" office:value="822">
                <text:p>822</text:p>
              </table:table-cell>
              <table:table-cell office:value-type="float" office:value="865">
                <text:p>865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76">
                <text:p>1076</text:p>
              </table:table-cell>
              <table:table-cell office:value-type="float" office:value="1011">
                <text:p>1011</text:p>
              </table:table-cell>
              <table:table-cell office:value-type="float" office:value="956">
                <text:p>956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87">
                <text:p>1187</text:p>
              </table:table-cell>
              <table:table-cell office:value-type="float" office:value="1143">
                <text:p>1143</text:p>
              </table:table-cell>
              <table:table-cell office:value-type="float" office:value="1155">
                <text:p>1155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87">
                <text:p>1387</text:p>
              </table:table-cell>
              <table:table-cell office:value-type="float" office:value="1380">
                <text:p>1380</text:p>
              </table:table-cell>
              <table:table-cell office:value-type="float" office:value="1321">
                <text:p>1321</text:p>
              </table:table-cell>
              <table:table-cell office:value-type="float" office:value="3659">
                <text:p>36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23cm" svg:y="0.315cm" chart:style-name="ch2">
          <text:p>Space Complexity (WIP)</text:p>
        </chart:title>
        <chart:legend chart:legend-position="end" svg:x="13.293cm" svg:y="3.504cm" style:legend-expansion="high" chart:style-name="ch3"/>
        <chart:plot-area chart:style-name="ch4" table:cell-range-address="'cut-the-sticks'.A15:'cut-the-sticks'.E25" chart:data-source-has-labels="row" svg:x="1.302cm" svg:y="1.628cm" svg:width="11.351cm" svg:height="6.24cm">
          <chartooo:coordinate-region svg:x="2.544cm" svg:y="1.815cm" svg:width="9.814cm" svg:height="5.431cm"/>
          <chart:axis chart:dimension="x" chart:name="primary-x" chart:style-name="ch5">
            <chart:title svg:x="5.851cm" svg:y="8.049cm" chart:style-name="ch6">
              <text:p>Input length (n)</text:p>
            </chart:title>
          </chart:axis>
          <chart:axis chart:dimension="y" chart:name="primary-y" chart:style-name="ch5">
            <chart:title svg:x="0.451cm" svg:y="5.022cm" chart:style-name="ch7">
              <text:p>KB</text:p>
            </chart:title>
            <chart:grid chart:style-name="ch8" chart:class="major"/>
          </chart:axis>
          <chart:series chart:style-name="ch9" chart:values-cell-range-address="'cut-the-sticks'.B16:'cut-the-sticks'.B25" chart:label-cell-address="'cut-the-sticks'.B15:'cut-the-sticks'.B15" chart:class="chart:scatter">
            <chart:domain table:cell-range-address="'cut-the-sticks'.A16:'cut-the-sticks'.A25"/>
            <chart:data-point chart:repeated="10"/>
          </chart:series>
          <chart:series chart:style-name="ch10" chart:values-cell-range-address="'cut-the-sticks'.C16:'cut-the-sticks'.C25" chart:label-cell-address="'cut-the-sticks'.C15:'cut-the-sticks'.C15" chart:class="chart:scatter">
            <chart:data-point chart:repeated="10"/>
          </chart:series>
          <chart:series chart:style-name="ch11" chart:values-cell-range-address="'cut-the-sticks'.D16:'cut-the-sticks'.D25" chart:label-cell-address="'cut-the-sticks'.D15:'cut-the-sticks'.D15" chart:class="chart:scatter">
            <chart:data-point chart:repeated="10"/>
          </chart:series>
          <chart:series chart:style-name="ch12" chart:values-cell-range-address="'cut-the-sticks'.E16:'cut-the-sticks'.E25" chart:label-cell-address="'cut-the-sticks'.E15:'cut-the-sticks'.E15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rick</text:p>
                <draw:g>
                  <svg:desc>'cut-the-sticks'.B15:'cut-the-sticks'.B15</svg:desc>
                </draw:g>
              </table:table-cell>
              <table:table-cell office:value-type="string">
                <text:p>Patrick 2</text:p>
                <draw:g>
                  <svg:desc>'cut-the-sticks'.C15:'cut-the-sticks'.C15</svg:desc>
                </draw:g>
              </table:table-cell>
              <table:table-cell office:value-type="string">
                <text:p>Miles</text:p>
                <draw:g>
                  <svg:desc>'cut-the-sticks'.D15:'cut-the-sticks'.D15</svg:desc>
                </draw:g>
              </table:table-cell>
              <table:table-cell office:value-type="string">
                <text:p>Sally</text:p>
                <draw:g>
                  <svg:desc>'cut-the-sticks'.E15:'cut-the-sticks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cut-the-sticks'.A16:'cut-the-sticks'.A25</svg:desc>
                </draw:g>
              </table:table-cell>
              <table:table-cell office:value-type="float" office:value="5921">
                <text:p>5921</text:p>
                <draw:g>
                  <svg:desc>'cut-the-sticks'.B16:'cut-the-sticks'.B25</svg:desc>
                </draw:g>
              </table:table-cell>
              <table:table-cell office:value-type="float" office:value="5634">
                <text:p>5634</text:p>
                <draw:g>
                  <svg:desc>'cut-the-sticks'.C16:'cut-the-sticks'.C25</svg:desc>
                </draw:g>
              </table:table-cell>
              <table:table-cell office:value-type="float" office:value="9654">
                <text:p>9654</text:p>
                <draw:g>
                  <svg:desc>'cut-the-sticks'.D16:'cut-the-sticks'.D25</svg:desc>
                </draw:g>
              </table:table-cell>
              <table:table-cell office:value-type="float" office:value="2276">
                <text:p>2276</text:p>
                <draw:g>
                  <svg:desc>'cut-the-sticks'.E16:'cut-the-sticks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963">
                <text:p>12963</text:p>
              </table:table-cell>
              <table:table-cell office:value-type="float" office:value="12585">
                <text:p>12585</text:p>
              </table:table-cell>
              <table:table-cell office:value-type="float" office:value="17762">
                <text:p>17762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6464">
                <text:p>16464</text:p>
              </table:table-cell>
              <table:table-cell office:value-type="float" office:value="16021">
                <text:p>16021</text:p>
              </table:table-cell>
              <table:table-cell office:value-type="float" office:value="11388">
                <text:p>11388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550">
                <text:p>20550</text:p>
              </table:table-cell>
              <table:table-cell office:value-type="float" office:value="20031">
                <text:p>20031</text:p>
              </table:table-cell>
              <table:table-cell office:value-type="float" office:value="7727">
                <text:p>7727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4393">
                <text:p>14393</text:p>
              </table:table-cell>
              <table:table-cell office:value-type="float" office:value="13830">
                <text:p>13830</text:p>
              </table:table-cell>
              <table:table-cell office:value-type="float" office:value="10550">
                <text:p>10550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204">
                <text:p>11204</text:p>
              </table:table-cell>
              <table:table-cell office:value-type="float" office:value="25251">
                <text:p>25251</text:p>
              </table:table-cell>
              <table:table-cell office:value-type="float" office:value="18630">
                <text:p>18630</text:p>
              </table:table-cell>
              <table:table-cell office:value-type="float" office:value="22941">
                <text:p>22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514">
                <text:p>23514</text:p>
              </table:table-cell>
              <table:table-cell office:value-type="float" office:value="22786">
                <text:p>22786</text:p>
              </table:table-cell>
              <table:table-cell office:value-type="float" office:value="14557">
                <text:p>14557</text:p>
              </table:table-cell>
              <table:table-cell office:value-type="float" office:value="19920">
                <text:p>19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1721">
                <text:p>21721</text:p>
              </table:table-cell>
              <table:table-cell office:value-type="float" office:value="20910">
                <text:p>20910</text:p>
              </table:table-cell>
              <table:table-cell office:value-type="float" office:value="17509">
                <text:p>17509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7864">
                <text:p>27864</text:p>
              </table:table-cell>
              <table:table-cell office:value-type="float" office:value="27079">
                <text:p>27079</text:p>
              </table:table-cell>
              <table:table-cell office:value-type="float" office:value="23073">
                <text:p>23073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2701">
                <text:p>22701</text:p>
              </table:table-cell>
              <table:table-cell office:value-type="float" office:value="22125">
                <text:p>22125</text:p>
              </table:table-cell>
              <table:table-cell office:value-type="float" office:value="17476">
                <text:p>17476</text:p>
              </table:table-cell>
              <table:table-cell office:value-type="float" office:value="17530">
                <text:p>175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